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4.5" calcext:value-type="float">
            <text:p>1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17.5" calcext:value-type="float">
            <text:p>17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0-20T10:51:21.723472510</dc:date>
    <meta:editing-duration>PT21M52S</meta:editing-duration>
    <meta:editing-cycles>14</meta:editing-cycles>
    <meta:generator>LibreOffice/6.4.7.2$Linux_X86_64 LibreOffice_project/40$Build-2</meta:generator>
    <meta:document-statistic meta:table-count="1" meta:cell-count="105" meta:object-count="0"/>
  </office:meta>
</office:document-meta>
</file>